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3ClientImpl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JCO . Functio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setAbap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String name , JCO . ParameterList input , JCO . ParameterLis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Abap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AS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JCO . Function function , String 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setSapGui( int use_sapg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setThroughput( JCO . Throughput 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String name , JCO . ParameterList input , JCO . ParameterList tables , String 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GWSer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String name , JCO . ParameterList input , JCO . ParameterList output , JCO . ParameterList t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System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JCO . Function function , String tid , String queue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java . lang . String name , JCO . ParameterList input , JCO . ParameterList tables , String tid , String queue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GW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abor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Sap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java . lang . String name , JCO . ParameterList input , JCO . ParameterList tables , String tid , String queue_name , int queue_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b3ClientImpl.releas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3Client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confirmTID( String 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b3ClientImpl.get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3ClientImpl.getPropert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execute( JCO . Function function , String tid , String queue_name , int queue_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initClient( JCO . 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3ClientImpl.creat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MS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ClientImpl.getT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